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ADDE1344263C5DE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Console" svg:font-family="'Lucida Console'" style:font-adornments="Normal" style:font-family-generic="modern" style:font-pitch="fixed"/>
    <style:font-face style:name="Source Code Pro" svg:font-family="'Source Code Pro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173cm" table:align="left" style:writing-mode="page"/>
    </style:style>
    <style:style style:name="Tabla1.A" style:family="table-column">
      <style:table-column-properties style:column-width="3.995cm"/>
    </style:style>
    <style:style style:name="Tabla1.B" style:family="table-column">
      <style:table-column-properties style:column-width="13.178cm"/>
    </style:style>
    <style:style style:name="Tabla1.A1" style:family="table-cell">
      <style:table-cell-properties style:vertical-align="bottom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/>
    </style:style>
    <style:style style:name="Tabla1.B1" style:family="table-cell">
      <style:table-cell-properties style:vertical-align="bottom" style:border-line-width="0.002cm 0.004cm 0.002cm" fo:padding="0.049cm" fo:border="0.15pt double #808080"/>
    </style:style>
    <style:style style:name="Tabla1.A2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3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4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5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6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6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7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7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8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8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9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9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10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10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11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11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12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1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13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1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14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1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15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1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16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16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17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17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18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18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19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19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20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20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21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21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22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2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23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23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24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24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25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25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1.A26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1.B26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Tabla2" style:family="table">
      <style:table-properties style:width="17.173cm" table:align="left" style:writing-mode="page"/>
    </style:style>
    <style:style style:name="Tabla2.A" style:family="table-column">
      <style:table-column-properties style:column-width="4.101cm"/>
    </style:style>
    <style:style style:name="Tabla2.B" style:family="table-column">
      <style:table-column-properties style:column-width="13.072cm"/>
    </style:style>
    <style:style style:name="Tabla2.A1" style:family="table-cell">
      <style:table-cell-properties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/>
    </style:style>
    <style:style style:name="Tabla2.B1" style:family="table-cell">
      <style:table-cell-properties style:border-line-width="0.002cm 0.004cm 0.002cm" fo:padding="0.049cm" fo:border="0.15pt double #808080"/>
    </style:style>
    <style:style style:name="Tabla2.A2" style:family="table-cell">
      <style:table-cell-properties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Tabla2.B2" style:family="table-cell">
      <style:table-cell-properties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P1" style:family="paragraph" style:parent-style-name="Text_20_body">
      <style:text-properties fo:language="es" fo:country="ES" officeooo:rsid="0009bc93" officeooo:paragraph-rsid="002fe2c2"/>
    </style:style>
    <style:style style:name="P2" style:family="paragraph" style:parent-style-name="Text_20_body">
      <style:text-properties officeooo:rsid="0009bc93" officeooo:paragraph-rsid="002fe2c2"/>
    </style:style>
    <style:style style:name="P3" style:family="paragraph" style:parent-style-name="Text_20_body">
      <style:text-properties officeooo:rsid="0072241b" officeooo:paragraph-rsid="0072241b"/>
    </style:style>
    <style:style style:name="P4" style:family="paragraph" style:parent-style-name="Text_20_body">
      <style:text-properties officeooo:rsid="00739137" officeooo:paragraph-rsid="00739137"/>
    </style:style>
    <style:style style:name="P5" style:family="paragraph" style:parent-style-name="Text_20_body">
      <style:text-properties officeooo:rsid="0076c4dc" officeooo:paragraph-rsid="0076c4dc"/>
    </style:style>
    <style:style style:name="P6" style:family="paragraph" style:parent-style-name="Text_20_body">
      <style:text-properties officeooo:rsid="007a3305" officeooo:paragraph-rsid="007a3305"/>
    </style:style>
    <style:style style:name="P7" style:family="paragraph" style:parent-style-name="Subtitle">
      <style:text-properties officeooo:paragraph-rsid="002fe2c2"/>
    </style:style>
    <style:style style:name="P8" style:family="paragraph" style:parent-style-name="Table_20_Contents">
      <style:text-properties officeooo:rsid="00773d72" officeooo:paragraph-rsid="00773d72"/>
    </style:style>
    <style:style style:name="P9" style:family="paragraph" style:parent-style-name="Table_20_Contents">
      <style:text-properties officeooo:paragraph-rsid="00773d72"/>
    </style:style>
    <style:style style:name="P10" style:family="paragraph" style:parent-style-name="Table_20_Heading">
      <style:text-properties officeooo:rsid="00773d72" officeooo:paragraph-rsid="00773d72"/>
    </style:style>
    <style:style style:name="P11" style:family="paragraph" style:parent-style-name="Table_20_Heading">
      <style:text-properties officeooo:rsid="00790a45" officeooo:paragraph-rsid="00790a45"/>
    </style:style>
    <style:style style:name="P12" style:family="paragraph" style:parent-style-name="Heading_20_1">
      <style:text-properties officeooo:rsid="0072241b" officeooo:paragraph-rsid="0072241b"/>
    </style:style>
    <style:style style:name="P13" style:family="paragraph" style:parent-style-name="Heading_20_2">
      <style:text-properties officeooo:rsid="007baeb1" officeooo:paragraph-rsid="007baeb1"/>
    </style:style>
    <style:style style:name="P14" style:family="paragraph" style:parent-style-name="Heading_20_2">
      <style:text-properties officeooo:rsid="007c5671" officeooo:paragraph-rsid="007c5671"/>
    </style:style>
    <style:style style:name="P15" style:family="paragraph" style:parent-style-name="Heading_20_3">
      <style:text-properties officeooo:rsid="007a3305" officeooo:paragraph-rsid="007a3305"/>
    </style:style>
    <style:style style:name="P16" style:family="paragraph" style:parent-style-name="Text_20_body" style:list-style-name="L1">
      <style:text-properties officeooo:rsid="00739137" officeooo:paragraph-rsid="00739137"/>
    </style:style>
    <style:style style:name="P17" style:family="paragraph" style:parent-style-name="Text_20_body" style:list-style-name="L1">
      <style:text-properties officeooo:rsid="0074916a" officeooo:paragraph-rsid="0074916a"/>
    </style:style>
    <style:style style:name="P18" style:family="paragraph" style:parent-style-name="Text_20_body">
      <style:text-properties officeooo:rsid="007baeb1" officeooo:paragraph-rsid="007baeb1"/>
    </style:style>
    <style:style style:name="P19" style:family="paragraph" style:parent-style-name="Text_20_body">
      <style:text-properties style:text-underline-style="solid" style:text-underline-width="auto" style:text-underline-color="font-color"/>
    </style:style>
    <style:style style:name="P20" style:family="paragraph" style:parent-style-name="Text_20_body">
      <style:text-properties officeooo:paragraph-rsid="007c5671"/>
    </style:style>
    <style:style style:name="P21" style:family="paragraph" style:parent-style-name="Contents_20_1">
      <style:paragraph-properties>
        <style:tab-stops>
          <style:tab-stop style:position="20.8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20.8cm" style:type="right" style:leader-style="dotted" style:leader-text="."/>
        </style:tab-stops>
      </style:paragraph-properties>
    </style:style>
    <style:style style:name="T1" style:family="text">
      <style:text-properties officeooo:rsid="0007975c"/>
    </style:style>
    <style:style style:name="T2" style:family="text">
      <style:text-properties fo:language="es" fo:country="ES"/>
    </style:style>
    <style:style style:name="T3" style:family="text">
      <style:text-properties officeooo:rsid="006faa8c"/>
    </style:style>
    <style:style style:name="T4" style:family="text">
      <style:text-properties officeooo:rsid="00712798"/>
    </style:style>
    <style:style style:name="T5" style:family="text">
      <style:text-properties officeooo:rsid="00739137"/>
    </style:style>
    <style:style style:name="T6" style:family="text">
      <style:text-properties officeooo:rsid="0076c4dc"/>
    </style:style>
    <style:style style:name="T7" style:family="text">
      <style:text-properties officeooo:rsid="00773d72"/>
    </style:style>
    <style:style style:name="T8" style:family="text">
      <style:text-properties officeooo:rsid="007baeb1"/>
    </style:style>
    <style:style style:name="T9" style:family="text">
      <style:text-properties officeooo:rsid="007c567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-start text:name="__RefHeading___Toc18966_916792476"/>Capítulo <text:span text:style-name="T3">4</text:span>. <text:span text:style-name="T4">Lenguaje GDScript.</text:span><text:bookmark-end text:name="__RefHeading___Toc18966_916792476"/></text:p>
      <text:p text:style-name="P7"><text:span text:style-name="T1">Eugenio Hugo Salgüero Jáñez</text:span>.</text:p>
      <text:p text:style-name="P2">Proyecto de final del ciclo formativo de grado superior en <text:span text:style-name="T2">Desarrollo de Aplicaciones Multiplataforma.</text:span></text:p>
      <text:p text:style-name="P1">Cursado en el I.E.S. Augustóbriga de Navalmoral de la Mata, Cáceres.</text:p>
      <text:table-of-content text:style-name="Sect1" text:protected="true" text:name="Sumario1">
        <text:table-of-content-source text:outline-level="2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1"><text:a xlink:type="simple" xlink:href="#__RefHeading___Toc2747_2002344151" text:style-name="Index_20_Link" text:visited-style-name="Index_20_Link">Introducción.<text:tab/>1</text:a></text:p>
          <text:p text:style-name="P21"><text:a xlink:type="simple" xlink:href="#__RefHeading___Toc2749_2002344151" text:style-name="Index_20_Link" text:visited-style-name="Index_20_Link">El Lenguaje.<text:tab/>1</text:a></text:p>
          <text:p text:style-name="P22"><text:a xlink:type="simple" xlink:href="#__RefHeading___Toc2757_2002344151" text:style-name="Index_20_Link" text:visited-style-name="Index_20_Link">Identificadores.<text:tab/>1</text:a></text:p>
          <text:p text:style-name="P22"><text:a xlink:type="simple" xlink:href="#__RefHeading___Toc2759_2002344151" text:style-name="Index_20_Link" text:visited-style-name="Index_20_Link">Palabras reservadas.<text:tab/>1</text:a></text:p>
          <text:p text:style-name="P22"><text:a xlink:type="simple" xlink:href="#__RefHeading___Toc2761_2002344151" text:style-name="Index_20_Link" text:visited-style-name="Index_20_Link">Operadores.<text:tab/>1</text:a></text:p>
          <text:p text:style-name="P22"><text:a xlink:type="simple" xlink:href="#__RefHeading___Toc2763_2002344151" text:style-name="Index_20_Link" text:visited-style-name="Index_20_Link">Comentarios.<text:tab/>1</text:a></text:p>
          <text:p text:style-name="P22"><text:a xlink:type="simple" xlink:href="#__RefHeading___Toc2612_908944513" text:style-name="Index_20_Link" text:visited-style-name="Index_20_Link">Tipos predefinidos.<text:tab/>1</text:a></text:p>
          <text:p text:style-name="P22"><text:a xlink:type="simple" xlink:href="#__RefHeading___Toc2622_908944513" text:style-name="Index_20_Link" text:visited-style-name="Index_20_Link">Datos<text:tab/>1</text:a></text:p>
          <text:p text:style-name="P22"><text:a xlink:type="simple" xlink:href="#__RefHeading___Toc2636_908944513" text:style-name="Index_20_Link" text:visited-style-name="Index_20_Link">Estamentos y control de flujo.<text:tab/>1</text:a></text:p>
          <text:p text:style-name="P22"><text:a xlink:type="simple" xlink:href="#__RefHeading___Toc2644_908944513" text:style-name="Index_20_Link" text:visited-style-name="Index_20_Link">Clases<text:tab/>1</text:a></text:p>
          <text:p text:style-name="P22"><text:a xlink:type="simple" xlink:href="#__RefHeading___Toc2772_908944513" text:style-name="Index_20_Link" text:visited-style-name="Index_20_Link">Peculiaridades del tipado dinámico.<text:tab/>1</text:a></text:p>
        </text:index-body>
      </text:table-of-content>
      <text:h text:style-name="P12" text:outline-level="1"><text:bookmark-start text:name="__RefHeading___Toc2747_2002344151"/>Introducción.<text:bookmark-end text:name="__RefHeading___Toc2747_2002344151"/></text:h>
      <text:p text:style-name="P3">GDScript es un lenguaje de programación de alto nivel y tipado dinamicamente. Con unas reglas de identacion y palabras reservadas similares a las del lenguaje python. Su objetivo <text:span text:style-name="T5">es proporcionar una herramienta para la creación de contenido, que esté optimizada para integrarse con Godot Engine. Por lo que estamos hablando de un lenguaje diseñado exprofeso para este motor.</text:span></text:p>
      <text:p text:style-name="P4">En versiones anteriores, Godot utilizaba lenguajes de propósito general, como Lua y Squirrel, para la codificación del juego. Estas soluciones planteaban el inconveniente de ser difíciles de embeber debido a la particular arquitectura de Godot:</text:p>
      <text:list xml:id="list6446183828814608205" text:style-name="L1">
        <text:list-item>
          <text:p text:style-name="P16">Los scripts corren dentro de nodos.</text:p>
        </text:list-item>
        <text:list-item>
          <text:p text:style-name="P16"><text:span text:style-name="T6">El elevado uso</text:span> de tipos de datos específicos para entornos en dos y tres dimensiones.</text:p>
        </text:list-item>
        <text:list-item>
          <text:p text:style-name="P16"><text:span text:style-name="T6">La utilización</text:span> intensiv<text:span text:style-name="T6">a</text:span> de hilos de ejecución.</text:p>
        </text:list-item>
        <text:list-item>
          <text:p text:style-name="P17">Un modelo propio de gestión de memoria.</text:p>
        </text:list-item>
      </text:list>
      <text:p text:style-name="P5">Para encajar con estos requisitos se ideo GDScript. </text:p>
      <text:h text:style-name="Heading_20_1" text:outline-level="1"><text:bookmark-start text:name="__RefHeading___Toc2749_2002344151"/>El Lenguaje.<text:bookmark-end text:name="__RefHeading___Toc2749_2002344151"/></text:h>
      <text:h text:style-name="Heading_20_2" text:outline-level="2"><text:bookmark-start text:name="__RefHeading___Toc2757_2002344151"/>Identificadores.<text:bookmark-end text:name="__RefHeading___Toc2757_2002344151"/></text:h>
      <text:p text:style-name="P5">Los identificadores han de comenzar por letra o por _. <text:s/>Pudiendo contener números y siendo sensibles al caso. </text:p>
      <text:p text:style-name="P5"><text:span text:style-name="_5f_Nombre">MiVariable</text:span> no es igual que <text:span text:style-name="_5f_Nombre">mivariable</text:span>.</text:p>
      <text:h text:style-name="Heading_20_2" text:outline-level="2"><text:bookmark-start text:name="__RefHeading___Toc2759_2002344151"/>P<text:span text:style-name="T7">alabras reservadas.</text:span><text:bookmark-end text:name="__RefHeading___Toc2759_2002344151"/></text:h>
      <text:p text:style-name="Text_20_body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0">Reservada</text:p>
            </table:table-cell>
            <table:table-cell table:style-name="Tabla1.B1" office:value-type="string">
              <text:p text:style-name="Table_20_Heading">Descr<text:span text:style-name="T7">ipción</text:span></text:p>
            </table:table-cell>
          </table:table-row>
        </table:table-header-rows>
        <table:table-row>
          <table:table-cell table:style-name="Tabla1.A25" office:value-type="string">
            <text:p text:style-name="Table_20_Contents">if</text:p>
          </table:table-cell>
          <table:table-cell table:style-name="Tabla1.B4" table:number-rows-spanned="3" office:value-type="string">
            <text:p text:style-name="P8">Bifurcaciones.</text:p>
          </table:table-cell>
        </table:table-row>
        <table:table-row>
          <table:table-cell table:style-name="Tabla1.A25" office:value-type="string">
            <text:p text:style-name="Table_20_Contents">elif</text:p>
          </table:table-cell>
          <table:covered-table-cell/>
        </table:table-row>
        <table:table-row>
          <table:table-cell table:style-name="Tabla1.A25" office:value-type="string">
            <text:p text:style-name="Table_20_Contents">else</text:p>
          </table:table-cell>
          <table:covered-table-cell/>
        </table:table-row>
        <table:table-row>
          <table:table-cell table:style-name="Tabla1.A25" office:value-type="string">
            <text:p text:style-name="Table_20_Contents">for</text:p>
          </table:table-cell>
          <table:table-cell table:style-name="Tabla1.B25" office:value-type="string">
            <text:p text:style-name="P8">Bucle for</text:p>
          </table:table-cell>
        </table:table-row>
        <table:table-row>
          <table:table-cell table:style-name="Tabla1.A25" office:value-type="string">
            <text:p text:style-name="Table_20_Contents">do</text:p>
          </table:table-cell>
          <table:table-cell table:style-name="Tabla1.B7" table:number-rows-spanned="2" office:value-type="string">
            <text:p text:style-name="P8">Reservada para la futura implementación del bucle do ... while.</text:p>
          </table:table-cell>
        </table:table-row>
        <table:table-row>
          <table:table-cell table:style-name="Tabla1.A25" office:value-type="string">
            <text:p text:style-name="Table_20_Contents">while</text:p>
          </table:table-cell>
          <table:covered-table-cell/>
        </table:table-row>
        <table:table-row>
          <table:table-cell table:style-name="Tabla1.A25" office:value-type="string">
            <text:p text:style-name="Table_20_Contents">switch</text:p>
          </table:table-cell>
          <table:table-cell table:style-name="Tabla1.B9" table:number-rows-spanned="2" office:value-type="string">
            <text:p text:style-name="P8">Reservada para la futura implementación de la bifurcación switch.</text:p>
          </table:table-cell>
        </table:table-row>
        <table:table-row>
          <table:table-cell table:style-name="Tabla1.A25" office:value-type="string">
            <text:p text:style-name="Table_20_Contents">case</text:p>
          </table:table-cell>
          <table:covered-table-cell/>
        </table:table-row>
        <table:table-row>
          <table:table-cell table:style-name="Tabla1.A25" office:value-type="string">
            <text:p text:style-name="Table_20_Contents">break</text:p>
          </table:table-cell>
          <table:table-cell table:style-name="Tabla1.B25" office:value-type="string">
            <text:p text:style-name="P8">Termina la ejecución del bucle.</text:p>
          </table:table-cell>
        </table:table-row>
        <table:table-row>
          <table:table-cell table:style-name="Tabla1.A25" office:value-type="string">
            <text:p text:style-name="Table_20_Contents">continue</text:p>
          </table:table-cell>
          <table:table-cell table:style-name="Tabla1.B25" office:value-type="string">
            <text:p text:style-name="P8">Continua a la siguiente iteración del bucle.</text:p>
          </table:table-cell>
        </table:table-row>
        <table:table-row>
          <table:table-cell table:style-name="Tabla1.A25" office:value-type="string">
            <text:p text:style-name="Table_20_Contents">pass</text:p>
          </table:table-cell>
          <table:table-cell table:style-name="Tabla1.B25" office:value-type="string">
            <text:p text:style-name="P8">Utilizado cuando la sintaxis exige una sentencia pero no se desea añadirla todavía. Por ejemplo en una función vacía.</text:p>
          </table:table-cell>
        </table:table-row>
        <table:table-row>
          <table:table-cell table:style-name="Tabla1.A25" office:value-type="string">
            <text:p text:style-name="Table_20_Contents">return</text:p>
          </table:table-cell>
          <table:table-cell table:style-name="Tabla1.B25" office:value-type="string">
            <text:p text:style-name="P8">Devuelve un valor desde una función.</text:p>
          </table:table-cell>
        </table:table-row>
        <table:table-row>
          <table:table-cell table:style-name="Tabla1.A25" office:value-type="string">
            <text:p text:style-name="Table_20_Contents">class</text:p>
          </table:table-cell>
          <table:table-cell table:style-name="Tabla1.B25" office:value-type="string">
            <text:p text:style-name="P8">Define una clase</text:p>
          </table:table-cell>
        </table:table-row>
        <table:table-row>
          <table:table-cell table:style-name="Tabla1.A25" office:value-type="string">
            <text:p text:style-name="Table_20_Contents">extends</text:p>
          </table:table-cell>
          <table:table-cell table:style-name="Tabla1.B25" office:value-type="string">
            <text:p text:style-name="P8">Asigna la clase padre en la herencia</text:p>
          </table:table-cell>
        </table:table-row>
        <table:table-row>
          <table:table-cell table:style-name="Tabla1.A25" office:value-type="string">
            <text:p text:style-name="Table_20_Contents">tool</text:p>
          </table:table-cell>
          <table:table-cell table:style-name="Tabla1.B25" office:value-type="string">
            <text:p text:style-name="P8">Ejecuta el script en el modo de desarrollo, dentro del editor.</text:p>
          </table:table-cell>
        </table:table-row>
        <table:table-row>
          <table:table-cell table:style-name="Tabla1.A25" office:value-type="string">
            <text:p text:style-name="Table_20_Contents">signal</text:p>
          </table:table-cell>
          <table:table-cell table:style-name="Tabla1.B25" office:value-type="string">
            <text:p text:style-name="P8">Define una señal.</text:p>
          </table:table-cell>
        </table:table-row>
        <table:table-row>
          <table:table-cell table:style-name="Tabla1.A25" office:value-type="string">
            <text:p text:style-name="Table_20_Contents">func</text:p>
          </table:table-cell>
          <table:table-cell table:style-name="Tabla1.B25" office:value-type="string">
            <text:p text:style-name="P8">Define una función.</text:p>
          </table:table-cell>
        </table:table-row>
        <table:table-row>
          <table:table-cell table:style-name="Tabla1.A25" office:value-type="string">
            <text:p text:style-name="Table_20_Contents">static</text:p>
          </table:table-cell>
          <table:table-cell table:style-name="Tabla1.B25" office:value-type="string">
            <text:p text:style-name="P9"><text:span text:style-name="T7">Define una función estática.</text:span> <text:span text:style-name="T7">Los atributos estáticos no están permitidos.</text:span></text:p>
          </table:table-cell>
        </table:table-row>
        <table:table-row>
          <table:table-cell table:style-name="Tabla1.A25" office:value-type="string">
            <text:p text:style-name="Table_20_Contents">const</text:p>
          </table:table-cell>
          <table:table-cell table:style-name="Tabla1.B25" office:value-type="string">
            <text:p text:style-name="P8">Define una constante.</text:p>
          </table:table-cell>
        </table:table-row>
        <table:table-row>
          <table:table-cell table:style-name="Tabla1.A25" office:value-type="string">
            <text:p text:style-name="Table_20_Contents">enum</text:p>
          </table:table-cell>
          <table:table-cell table:style-name="Tabla1.B25" office:value-type="string">
            <text:p text:style-name="P8">Define una enumeración.</text:p>
          </table:table-cell>
        </table:table-row>
        <table:table-row>
          <table:table-cell table:style-name="Tabla1.A25" office:value-type="string">
            <text:p text:style-name="Table_20_Contents">var</text:p>
          </table:table-cell>
          <table:table-cell table:style-name="Tabla1.B25" office:value-type="string">
            <text:p text:style-name="P8">Define una variable</text:p>
          </table:table-cell>
        </table:table-row>
        <table:table-row>
          <table:table-cell table:style-name="Tabla1.A25" office:value-type="string">
            <text:p text:style-name="Table_20_Contents">onready</text:p>
          </table:table-cell>
          <table:table-cell table:style-name="Tabla1.B25" office:value-type="string">
            <text:p text:style-name="_5f_Texto_20_Inglés">Initializes a variable once the Node the script is attached to and its children are part of the scene tree.</text:p>
          </table:table-cell>
        </table:table-row>
        <table:table-row>
          <table:table-cell table:style-name="Tabla1.A25" office:value-type="string">
            <text:p text:style-name="Table_20_Contents">export</text:p>
          </table:table-cell>
          <table:table-cell table:style-name="Tabla1.B25" office:value-type="string">
            <text:p text:style-name="_5f_Texto_20_Inglés">Saves a variable along with the resource it’s attached to and makes it visible and modifiable in the editor.</text:p>
          </table:table-cell>
        </table:table-row>
        <table:table-row>
          <table:table-cell table:style-name="Tabla1.A25" office:value-type="string">
            <text:p text:style-name="Table_20_Contents">setget</text:p>
          </table:table-cell>
          <table:table-cell table:style-name="Tabla1.B25" office:value-type="string">
            <text:p text:style-name="_5f_Texto_20_Inglés">Defines setter and getter functions for a variable.</text:p>
          </table:table-cell>
        </table:table-row>
        <table:table-row>
          <table:table-cell table:style-name="Tabla1.A26" office:value-type="string">
            <text:p text:style-name="Table_20_Contents">breakpoint</text:p>
          </table:table-cell>
          <table:table-cell table:style-name="Tabla1.B26" office:value-type="string">
            <text:p text:style-name="_5f_Texto_20_Inglés">Editor helper for debugger breakpoints.</text:p>
          </table:table-cell>
        </table:table-row>
      </table:table>
      <text:h text:style-name="Heading_20_2" text:outline-level="2"><text:bookmark-start text:name="__RefHeading___Toc2761_2002344151"/>Operadores.<text:bookmark-end text:name="__RefHeading___Toc2761_2002344151"/></text:h>
      <text:p text:style-name="Text_20_body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Operador.</text:p>
          </table:table-cell>
          <table:table-cell table:style-name="Tabla2.B1" office:value-type="string">
            <text:p text:style-name="Table_20_Heading">Descr<text:span text:style-name="T7">ipción</text:span></text:p>
          </table:table-cell>
        </table:table-row>
        <table:table-row>
          <table:table-cell table:style-name="Tabla2.A2" office:value-type="string">
            <text:p text:style-name="Table_20_Contents"><text:span text:style-name="Source_20_Text">x[index]</text:span></text:p>
          </table:table-cell>
          <table:table-cell table:style-name="Tabla2.B2" office:value-type="string">
            <text:p text:style-name="_5f_Texto_20_Inglés">Subscription, Highest Priority</text:p>
          </table:table-cell>
        </table:table-row>
        <table:table-row>
          <table:table-cell table:style-name="Tabla2.A2" office:value-type="string">
            <text:p text:style-name="Table_20_Contents"><text:span text:style-name="Source_20_Text">x.attribute</text:span></text:p>
          </table:table-cell>
          <table:table-cell table:style-name="Tabla2.B2" office:value-type="string">
            <text:p text:style-name="_5f_Texto_20_Inglés">Attribute Reference</text:p>
          </table:table-cell>
        </table:table-row>
        <table:table-row>
          <table:table-cell table:style-name="Tabla2.A2" office:value-type="string">
            <text:p text:style-name="Table_20_Contents"><text:span text:style-name="Source_20_Text">extends</text:span></text:p>
          </table:table-cell>
          <table:table-cell table:style-name="Tabla2.B2" office:value-type="string">
            <text:p text:style-name="_5f_Texto_20_Inglés">Instance Type Checker</text:p>
          </table:table-cell>
        </table:table-row>
        <table:table-row>
          <table:table-cell table:style-name="Tabla2.A2" office:value-type="string">
            <text:p text:style-name="Table_20_Contents"><text:span text:style-name="Source_20_Text">~</text:span></text:p>
          </table:table-cell>
          <table:table-cell table:style-name="Tabla2.B2" office:value-type="string">
            <text:p text:style-name="_5f_Texto_20_Inglés">Bitwise NOT</text:p>
          </table:table-cell>
        </table:table-row>
        <table:table-row>
          <table:table-cell table:style-name="Tabla2.A2" office:value-type="string">
            <text:p text:style-name="Table_20_Contents"><text:span text:style-name="Source_20_Text">-x</text:span></text:p>
          </table:table-cell>
          <table:table-cell table:style-name="Tabla2.B2" office:value-type="string">
            <text:p text:style-name="_5f_Texto_20_Inglés">Negative</text:p>
          </table:table-cell>
        </table:table-row>
        <table:table-row>
          <table:table-cell table:style-name="Tabla2.A2" office:value-type="string">
            <text:p text:style-name="Table_20_Contents"><text:span text:style-name="Source_20_Text">*</text:span> <text:span text:style-name="Source_20_Text">/</text:span> <text:span text:style-name="Source_20_Text">%</text:span></text:p>
          </table:table-cell>
          <table:table-cell table:style-name="Tabla2.B2" office:value-type="string">
            <text:p text:style-name="_5f_Texto_20_Inglés">Multiplication / Division / Remainder</text:p>
            <text:p text:style-name="_5f_Texto_20_Inglés">NOTE: The result of these operations depends on the operands types. If both are Integers, then the result will be an Integer. That means 1/10 returns 0 instead of 0.1. If at least one of the operands is a float, then the result is a float: float(1)/10 or 1.0/10 return both 0.1.</text:p>
          </table:table-cell>
        </table:table-row>
        <table:table-row>
          <table:table-cell table:style-name="Tabla2.A2" office:value-type="string">
            <text:p text:style-name="Table_20_Contents"><text:span text:style-name="Source_20_Text">+</text:span> <text:span text:style-name="Source_20_Text">-</text:span></text:p>
          </table:table-cell>
          <table:table-cell table:style-name="Tabla2.B2" office:value-type="string">
            <text:p text:style-name="_5f_Texto_20_Inglés">Addition / Subtraction</text:p>
          </table:table-cell>
        </table:table-row>
        <table:table-row>
          <table:table-cell table:style-name="Tabla2.A2" office:value-type="string">
            <text:p text:style-name="Table_20_Contents"><text:span text:style-name="Source_20_Text">&lt;&lt;</text:span> <text:span text:style-name="Source_20_Text">&gt;&gt;</text:span></text:p>
          </table:table-cell>
          <table:table-cell table:style-name="Tabla2.B2" office:value-type="string">
            <text:p text:style-name="_5f_Texto_20_Inglés">Bit Shifting</text:p>
          </table:table-cell>
        </table:table-row>
        <table:table-row>
          <table:table-cell table:style-name="Tabla2.A2" office:value-type="string">
            <text:p text:style-name="Table_20_Contents"><text:span text:style-name="Source_20_Text">&amp;</text:span></text:p>
          </table:table-cell>
          <table:table-cell table:style-name="Tabla2.B2" office:value-type="string">
            <text:p text:style-name="_5f_Texto_20_Inglés">Bitwise AND</text:p>
          </table:table-cell>
        </table:table-row>
        <table:table-row>
          <table:table-cell table:style-name="Tabla2.A2" office:value-type="string">
            <text:p text:style-name="Table_20_Contents"><text:span text:style-name="Source_20_Text">^</text:span></text:p>
          </table:table-cell>
          <table:table-cell table:style-name="Tabla2.B2" office:value-type="string">
            <text:p text:style-name="_5f_Texto_20_Inglés">Bitwise XOR</text:p>
          </table:table-cell>
        </table:table-row>
        <table:table-row>
          <table:table-cell table:style-name="Tabla2.A2" office:value-type="string">
            <text:p text:style-name="Table_20_Contents"><text:span text:style-name="Source_20_Text">|</text:span></text:p>
          </table:table-cell>
          <table:table-cell table:style-name="Tabla2.B2" office:value-type="string">
            <text:p text:style-name="_5f_Texto_20_Inglés">Bitwise OR</text:p>
          </table:table-cell>
        </table:table-row>
        <table:table-row>
          <table:table-cell table:style-name="Tabla2.A2" office:value-type="string">
            <text:p text:style-name="Table_20_Contents"><text:span text:style-name="Source_20_Text">&lt;</text:span> <text:span text:style-name="Source_20_Text">&gt;</text:span> <text:span text:style-name="Source_20_Text">==</text:span> <text:span text:style-name="Source_20_Text">!=</text:span> <text:span text:style-name="Source_20_Text">&gt;=</text:span> <text:span text:style-name="Source_20_Text">&lt;=</text:span></text:p>
          </table:table-cell>
          <table:table-cell table:style-name="Tabla2.B2" office:value-type="string">
            <text:p text:style-name="_5f_Texto_20_Inglés">Comparisons</text:p>
          </table:table-cell>
        </table:table-row>
        <table:table-row>
          <table:table-cell table:style-name="Tabla2.A2" office:value-type="string">
            <text:p text:style-name="Table_20_Contents"><text:span text:style-name="Source_20_Text">in</text:span></text:p>
          </table:table-cell>
          <table:table-cell table:style-name="Tabla2.B2" office:value-type="string">
            <text:p text:style-name="_5f_Texto_20_Inglés">Content Test</text:p>
          </table:table-cell>
        </table:table-row>
        <table:table-row>
          <table:table-cell table:style-name="Tabla2.A2" office:value-type="string">
            <text:p text:style-name="Table_20_Contents"><text:span text:style-name="Source_20_Text">!</text:span> <text:span text:style-name="Source_20_Text">not</text:span></text:p>
          </table:table-cell>
          <table:table-cell table:style-name="Tabla2.B2" office:value-type="string">
            <text:p text:style-name="_5f_Texto_20_Inglés">Boolean NOT</text:p>
          </table:table-cell>
        </table:table-row>
        <table:table-row>
          <table:table-cell table:style-name="Tabla2.A2" office:value-type="string">
            <text:p text:style-name="Table_20_Contents"><text:span text:style-name="Source_20_Text">and</text:span> <text:span text:style-name="Source_20_Text">&amp;&amp;</text:span></text:p>
          </table:table-cell>
          <table:table-cell table:style-name="Tabla2.B2" office:value-type="string">
            <text:p text:style-name="_5f_Texto_20_Inglés">Boolean AND</text:p>
          </table:table-cell>
        </table:table-row>
        <table:table-row>
          <table:table-cell table:style-name="Tabla2.A2" office:value-type="string">
            <text:p text:style-name="Table_20_Contents"><text:span text:style-name="Source_20_Text">or</text:span> <text:span text:style-name="Source_20_Text">||</text:span></text:p>
          </table:table-cell>
          <table:table-cell table:style-name="Tabla2.B2" office:value-type="string">
            <text:p text:style-name="_5f_Texto_20_Inglés">Boolean OR</text:p>
          </table:table-cell>
        </table:table-row>
        <table:table-row>
          <table:table-cell table:style-name="Tabla2.A2" office:value-type="string">
            <text:p text:style-name="Table_20_Contents"><text:span text:style-name="Source_20_Text">if x else</text:span></text:p>
          </table:table-cell>
          <table:table-cell table:style-name="Tabla2.B2" office:value-type="string">
            <text:p text:style-name="_5f_Texto_20_Inglés">Ternary if/else (Godot 2.1.3+)</text:p>
          </table:table-cell>
        </table:table-row>
        <table:table-row>
          <table:table-cell table:style-name="Tabla2.A2" office:value-type="string">
            <text:p text:style-name="Table_20_Contents"><text:span text:style-name="Source_20_Text">=</text:span> <text:span text:style-name="Source_20_Text">+=</text:span> <text:span text:style-name="Source_20_Text">-=</text:span> <text:span text:style-name="Source_20_Text">*=</text:span> <text:span text:style-name="Source_20_Text">/=</text:span> <text:span text:style-name="Source_20_Text">%=</text:span> <text:span text:style-name="Source_20_Text">&amp;=</text:span> <text:span text:style-name="Source_20_Text">|=</text:span></text:p>
          </table:table-cell>
          <table:table-cell table:style-name="Tabla2.B2" office:value-type="string">
            <text:p text:style-name="_5f_Texto_20_Inglés">Assignment, Lowest Priority</text:p>
          </table:table-cell>
        </table:table-row>
      </table:table>
      <text:h text:style-name="Heading_20_2" text:outline-level="2"><text:bookmark-start text:name="__RefHeading___Toc2763_2002344151"/>Comentarios.<text:bookmark-end text:name="__RefHeading___Toc2763_2002344151"/></text:h>
      <text:p text:style-name="P6">Los comentarios comienzan por el carácter # y continuan hasta el final de la línea.</text:p>
      <text:h text:style-name="Heading_20_2" text:outline-level="2"><text:bookmark-start text:name="__RefHeading___Toc2612_908944513"/>Tipos <text:s/>predefinidos.<text:bookmark-end text:name="__RefHeading___Toc2612_908944513"/></text:h>
      <text:h text:style-name="Heading_20_3" text:outline-level="3"><text:bookmark-start text:name="__RefHeading___Toc2614_908944513"/>Básicos.<text:bookmark-end text:name="__RefHeading___Toc2614_908944513"/></text:h>
      <text:h text:style-name="Heading_20_4" text:outline-level="4">Null.</text:h>
      <text:p text:style-name="Text_20_body"/>
      <text:h text:style-name="Heading_20_4" text:outline-level="4">Bool.</text:h>
      <text:p text:style-name="Text_20_body"/>
      <text:h text:style-name="Heading_20_4" text:outline-level="4">Int.</text:h>
      <text:p text:style-name="Text_20_body"/>
      <text:h text:style-name="Heading_20_4" text:outline-level="4">Float.</text:h>
      <text:p text:style-name="Text_20_body"/>
      <text:h text:style-name="Heading_20_4" text:outline-level="4">String.</text:h>
      <text:h text:style-name="P15" text:outline-level="3"><text:bookmark-start text:name="__RefHeading___Toc2616_908944513"/>Vectores.<text:bookmark-end text:name="__RefHeading___Toc2616_908944513"/></text:h>
      <text:h text:style-name="Heading_20_4" text:outline-level="4">Vector2.</text:h>
      <text:p text:style-name="Text_20_body"/>
      <text:h text:style-name="Heading_20_4" text:outline-level="4">Rect2.</text:h>
      <text:p text:style-name="Text_20_body"/>
      <text:h text:style-name="Heading_20_4" text:outline-level="4">Vector3.</text:h>
      <text:p text:style-name="Text_20_body"/>
      <text:h text:style-name="Heading_20_4" text:outline-level="4">Matrix32.</text:h>
      <text:p text:style-name="Text_20_body"/>
      <text:h text:style-name="Heading_20_4" text:outline-level="4">Plane.</text:h>
      <text:p text:style-name="Text_20_body"/>
      <text:h text:style-name="Heading_20_4" text:outline-level="4">Quat.</text:h>
      <text:p text:style-name="Text_20_body"/>
      <text:h text:style-name="Heading_20_4" text:outline-level="4">AABB.</text:h>
      <text:p text:style-name="Text_20_body"/>
      <text:h text:style-name="Heading_20_4" text:outline-level="4">Matrix3.</text:h>
      <text:p text:style-name="Text_20_body"/>
      <text:h text:style-name="Heading_20_4" text:outline-level="4">Transform.</text:h>
      <text:p text:style-name="Text_20_body"/>
      <text:h text:style-name="Heading_20_3" text:outline-level="3"><text:bookmark-start text:name="__RefHeading___Toc2618_908944513"/>Del motor.<text:bookmark-end text:name="__RefHeading___Toc2618_908944513"/></text:h>
      <text:h text:style-name="Heading_20_4" text:outline-level="4">Color.</text:h>
      <text:p text:style-name="P18"/>
      <text:h text:style-name="Heading_20_4" text:outline-level="4">Image.</text:h>
      <text:p text:style-name="Text_20_body"/>
      <text:h text:style-name="Heading_20_4" text:outline-level="4">NodePath.</text:h>
      <text:p text:style-name="Text_20_body"/>
      <text:h text:style-name="Heading_20_4" text:outline-level="4">RID.</text:h>
      <text:p text:style-name="Text_20_body"/>
      <text:h text:style-name="Heading_20_4" text:outline-level="4">Object.</text:h>
      <text:p text:style-name="Text_20_body"/>
      <text:h text:style-name="Heading_20_4" text:outline-level="4">Object.</text:h>
      <text:p text:style-name="Text_20_body"/>
      <text:h text:style-name="Heading_20_4" text:outline-level="4">InputEvent.</text:h>
      <text:p text:style-name="Text_20_body"/>
      <text:h text:style-name="Heading_20_3" text:outline-level="3"><text:bookmark-start text:name="__RefHeading___Toc2620_908944513"/>Contenedores-<text:bookmark-end text:name="__RefHeading___Toc2620_908944513"/></text:h>
      <text:h text:style-name="Heading_20_4" text:outline-level="4">Array.</text:h>
      <text:p text:style-name="Text_20_body"/>
      <text:h text:style-name="Heading_20_4" text:outline-level="4">Diccionario.</text:h>
      <text:p text:style-name="Text_20_body"/>
      <text:h text:style-name="P13" text:outline-level="2"><text:bookmark-start text:name="__RefHeading___Toc2622_908944513"/>Datos<text:bookmark-end text:name="__RefHeading___Toc2622_908944513"/></text:h>
      <text:h text:style-name="Heading_20_3" text:outline-level="3"><text:bookmark-start text:name="__RefHeading___Toc2624_908944513"/>Variables.<text:bookmark-end text:name="__RefHeading___Toc2624_908944513"/></text:h>
      <text:p text:style-name="Text_20_body"/>
      <text:h text:style-name="Heading_20_3" text:outline-level="3"><text:bookmark-start text:name="__RefHeading___Toc2626_908944513"/>Constantes.<text:bookmark-end text:name="__RefHeading___Toc2626_908944513"/></text:h>
      <text:p text:style-name="Text_20_body"/>
      <text:h text:style-name="Heading_20_3" text:outline-level="3"><text:bookmark-start text:name="__RefHeading___Toc2628_908944513"/>Enumeradores.<text:bookmark-end text:name="__RefHeading___Toc2628_908944513"/></text:h>
      <text:p text:style-name="Text_20_body"/>
      <text:h text:style-name="Heading_20_3" text:outline-level="3"><text:bookmark-start text:name="__RefHeading___Toc2630_908944513"/>Funciones.<text:bookmark-end text:name="__RefHeading___Toc2630_908944513"/></text:h>
      <text:p text:style-name="Text_20_body"/>
      <text:h text:style-name="Heading_20_3" text:outline-level="3"><text:bookmark-start text:name="__RefHeading___Toc2632_908944513"/>Referenciando funciones.<text:bookmark-end text:name="__RefHeading___Toc2632_908944513"/></text:h>
      <text:p text:style-name="Text_20_body"/>
      <text:h text:style-name="Heading_20_3" text:outline-level="3"><text:bookmark-start text:name="__RefHeading___Toc2634_908944513"/>Funciones estáticas.<text:bookmark-end text:name="__RefHeading___Toc2634_908944513"/></text:h>
      <text:p text:style-name="Text_20_body"/>
      <text:h text:style-name="Heading_20_2" text:outline-level="2"><text:bookmark-start text:name="__RefHeading___Toc2636_908944513"/>Estamentos <text:span text:style-name="T8">y control <text:s/>de flujo.</text:span><text:bookmark-end text:name="__RefHeading___Toc2636_908944513"/></text:h>
      <text:h text:style-name="Heading_20_3" text:outline-level="3"><text:bookmark-start text:name="__RefHeading___Toc2638_908944513"/>If/else/elif<text:bookmark-end text:name="__RefHeading___Toc2638_908944513"/></text:h>
      <text:p text:style-name="Text_20_body"/>
      <text:h text:style-name="Heading_20_3" text:outline-level="3"><text:bookmark-start text:name="__RefHeading___Toc2640_908944513"/>While<text:bookmark-end text:name="__RefHeading___Toc2640_908944513"/></text:h>
      <text:p text:style-name="Text_20_body"/>
      <text:h text:style-name="Heading_20_3" text:outline-level="3"><text:bookmark-start text:name="__RefHeading___Toc2642_908944513"/>For<text:bookmark-end text:name="__RefHeading___Toc2642_908944513"/></text:h>
      <text:p text:style-name="Text_20_body"/>
      <text:h text:style-name="Heading_20_2" text:outline-level="2"><text:bookmark-start text:name="__RefHeading___Toc2644_908944513"/>Clases<text:bookmark-end text:name="__RefHeading___Toc2644_908944513"/></text:h>
      <text:h text:style-name="Heading_20_3" text:outline-level="3"><text:bookmark-start text:name="__RefHeading___Toc2646_908944513"/>Herencia.<text:bookmark-end text:name="__RefHeading___Toc2646_908944513"/></text:h>
      <text:p text:style-name="Text_20_body"/>
      <text:h text:style-name="Heading_20_3" text:outline-level="3"><text:bookmark-start text:name="__RefHeading___Toc2648_908944513"/>Constructores de clase.<text:bookmark-end text:name="__RefHeading___Toc2648_908944513"/></text:h>
      <text:p text:style-name="Text_20_body"/>
      <text:h text:style-name="Heading_20_3" text:outline-level="3"><text:bookmark-start text:name="__RefHeading___Toc2650_908944513"/>Clases internas.<text:bookmark-end text:name="__RefHeading___Toc2650_908944513"/></text:h>
      <text:p text:style-name="Text_20_body"/>
      <text:h text:style-name="Heading_20_3" text:outline-level="3"><text:bookmark-start text:name="__RefHeading___Toc2652_908944513"/>Clases como recursos.<text:bookmark-end text:name="__RefHeading___Toc2652_908944513"/></text:h>
      <text:p text:style-name="Text_20_body"/>
      <text:h text:style-name="Heading_20_3" text:outline-level="3"><text:bookmark-start text:name="__RefHeading___Toc2654_908944513"/>“Exports”.<text:bookmark-end text:name="__RefHeading___Toc2654_908944513"/></text:h>
      <text:p text:style-name="Text_20_body"/>
      <text:h text:style-name="Heading_20_3" text:outline-level="3"><text:bookmark-start text:name="__RefHeading___Toc2656_908944513"/>“<text:span text:style-name="T8">G</text:span>etters y <text:span text:style-name="T8">S</text:span>etters”<text:bookmark-end text:name="__RefHeading___Toc2656_908944513"/></text:h>
      <text:p text:style-name="Text_20_body"/>
      <text:h text:style-name="Heading_20_3" text:outline-level="3"><text:bookmark-start text:name="__RefHeading___Toc2658_908944513"/>Modo Tool.<text:bookmark-end text:name="__RefHeading___Toc2658_908944513"/></text:h>
      <text:p text:style-name="Text_20_body"/>
      <text:h text:style-name="Heading_20_3" text:outline-level="3"><text:bookmark-start text:name="__RefHeading___Toc2660_908944513"/>Gestión de memoria.<text:bookmark-end text:name="__RefHeading___Toc2660_908944513"/></text:h>
      <text:p text:style-name="P19"/>
      <text:h text:style-name="Heading_20_3" text:outline-level="3"><text:bookmark-start text:name="__RefHeading___Toc2662_908944513"/>Señales.<text:bookmark-end text:name="__RefHeading___Toc2662_908944513"/></text:h>
      <text:p text:style-name="Text_20_body"/>
      <text:h text:style-name="Heading_20_3" text:outline-level="3"><text:bookmark-start text:name="__RefHeading___Toc2664_908944513"/>Corutinas.<text:bookmark-end text:name="__RefHeading___Toc2664_908944513"/></text:h>
      <text:p text:style-name="Text_20_body"/>
      <text:h text:style-name="Heading_20_3" text:outline-level="3"><text:bookmark-start text:name="__RefHeading___Toc2666_908944513"/><text:span text:style-name="T9">Carga diferida. “</text:span>Onready”.<text:bookmark-end text:name="__RefHeading___Toc2666_908944513"/></text:h>
      <text:p text:style-name="Text_20_body"/>
      <text:h text:style-name="P14" text:outline-level="2"><text:bookmark-start text:name="__RefHeading___Toc2772_908944513"/>Peculiaridades del tipado dinámico.<text:bookmark-end text:name="__RefHeading___Toc2772_908944513"/></text:h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Console" svg:font-family="'Lucida Console'" style:font-adornments="Normal" style:font-family-generic="modern" style:font-pitch="fixed"/>
    <style:font-face style:name="Source Code Pro" svg:font-family="'Source Code Pro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fill-image draw:name="Sky" xlink:href="Pictures/100000000000005E0000005EADDE1344263C5DEC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Helvetica" fo:font-family="Helvetica" style:font-style-name="Normal" style:font-family-generic="swiss" style:font-pitch="variabl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 style:writing-mode="page"/>
    </style:style>
    <style:style style:name="Text_20_body" style:display-name="Text body" style:family="paragraph" style:parent-style-name="Standard" style:auto-update="true" style:default-outline-level="" style:list-style-name="" style:class="text" style:master-page-name="">
      <style:paragraph-properties fo:margin-left="0cm" fo:margin-right="0cm" fo:margin-top="0.101cm" fo:margin-bottom="0.101cm" loext:contextual-spacing="false" fo:text-align="start" style:justify-single-word="false" style:register-true="true" fo:text-indent="0cm" style:auto-text-indent="false" style:page-number="auto" style:writing-mode="page">
        <style:tab-stops>
          <style:tab-stop style:position="2.99cm"/>
        </style:tab-stops>
      </style:paragraph-properties>
      <style:text-properties officeooo:rsid="00cbba6b" fo:background-color="transparent"/>
    </style:style>
    <style:style style:name="List" style:family="paragraph" style:parent-style-name="Text_20_body" style:class="list">
      <style:paragraph-properties style:writing-mode="pag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auto-update="true" style:class="html" style:master-page-name="">
      <loext:graphic-properties draw:fill="none" draw:fill-color="#ccffcc"/>
      <style:paragraph-properties fo:margin-left="0.3cm" fo:margin-right="0cm" fo:margin-top="0cm" fo:margin-bottom="0cm" loext:contextual-spacing="false" fo:text-indent="0cm" style:auto-text-indent="false" style:page-number="auto" fo:background-color="transparent" fo:padding="0cm" fo:border="none" style:shadow="none" style:writing-mode="page">
        <style:tab-stops/>
      </style:paragraph-properties>
      <style:text-properties style:use-window-font-color="true" style:font-name="Lucida Console" fo:font-family="'Lucida Console'" style:font-style-name="Normal" style:font-family-generic="modern" style:font-pitch="fixed" fo:font-size="11pt" fo:font-style="italic"/>
    </style:style>
    <style:style style:name="Title" style:family="paragraph" style:parent-style-name="Heading" style:next-style-name="Text_20_body" style:default-outline-level="" style:list-style-name="" style:class="chapter" style:master-page-name="">
      <style:paragraph-properties fo:text-align="start" style:justify-single-word="false" style:page-number="auto" fo:padding="0.049cm" fo:border-left="none" fo:border-right="none" fo:border-top="none" fo:border-bottom="3pt solid #6666ff" style:shadow="none" style:writing-mode="page"/>
      <style:text-properties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 style:writing-mode="pag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-image-width="0cm" draw:fill-image-height="0cm"/>
      <style:paragraph-properties fo:margin-top="0.42cm" fo:margin-bottom="0.21cm" loext:contextual-spacing="false" style:page-number="auto" fo:padding-left="0.199cm" fo:padding-right="0.101cm" fo:padding-top="0.101cm" fo:padding-bottom="0cm" fo:border-left="9.01pt solid #ff3333" fo:border-right="none" fo:border-top="none" fo:border-bottom="2.01pt solid #000000" style:shadow="none" style:writing-mode="page" style:join-border="false"/>
      <style:text-properties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top="0.353cm" fo:margin-bottom="0.212cm" loext:contextual-spacing="false" style:page-number="auto" fo:padding-left="0.199cm" fo:padding-right="0.101cm" fo:padding-top="0.101cm" fo:padding-bottom="0cm" fo:border-left="9.01pt solid #00cc00" fo:border-right="none" fo:border-top="none" fo:border-bottom="0.99pt solid #000000" style:shadow="none" style:writing-mode="page" style:join-border="false"/>
      <style:text-properties fo:font-size="12pt" fo:font-weight="bold" fo:background-color="transparen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padding-left="0.199cm" fo:padding-right="0.101cm" fo:padding-top="0.101cm" fo:padding-bottom="0cm" fo:border-left="9.01pt solid #3333ff" fo:border-right="none" fo:border-top="none" fo:border-bottom="0.06pt dotted #000000" style:shadow="none" style:writing-mode="page" style:join-border="false"/>
      <style:text-properties fo:font-size="12pt" fo:font-weight="bold" fo:background-color="transparent"/>
    </style:style>
    <style:style style:name="Table_20_Contents" style:display-name="Table Contents" style:family="paragraph" style:parent-style-name="Standard" style:class="extra">
      <loext:graphic-properties draw:fill-image-width="0cm" draw:fill-image-height="0cm"/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sumen" style:family="paragraph" style:parent-style-name="Text_20_body" style:master-page-name="">
      <loext:graphic-properties draw:fill="solid" draw:fill-color="#aecf00" draw:fill-image-width="0cm" draw:fill-image-height="0cm"/>
      <style:paragraph-properties fo:margin-left="0.101cm" fo:margin-right="0.101cm" fo:text-indent="0cm" style:auto-text-indent="false" style:page-number="auto" fo:background-color="#aecf00" fo:padding="0cm" fo:border="none"/>
      <style:text-properties fo:background-color="transparen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fo:padding="0.101cm" fo:border-left="9.01pt solid #ff6600" fo:border-right="none" fo:border-top="none" fo:border-bottom="none" style:shadow="none" style:writing-mode="page"/>
      <style:text-properties fo:font-size="12pt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loext:contextual-spacing="tru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fo:padding="0.101cm" fo:border-left="9.01pt solid #ff3333" fo:border-right="none" fo:border-top="none" fo:border-bottom="none" style:shadow="non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 fo:padding="0.3cm" fo:border-left="7.99pt solid #00cc00" fo:border-right="none" fo:border-top="none" fo:border-bottom="none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 fo:padding="0.6cm" fo:border-left="7.99pt solid #3333ff" fo:border-right="none" fo:border-top="none" fo:border-bottom="none" style:shadow="non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list-style-name="" style:class="index">
      <style:paragraph-properties fo:padding="0.9cm" fo:border-left="6.01pt solid #ff6600" fo:border-right="none" fo:border-top="none" fo:border-bottom="none" style:shadow="non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writing-mode="page"/>
    </style:style>
    <style:style style:name="Fuente_20_Externa." style:display-name="Fuente Externa." style:family="paragraph" style:parent-style-name="Text_20_body" style:master-page-name="">
      <loext:graphic-properties draw:fill="solid" draw:fill-color="#ffd320"/>
      <style:paragraph-properties fo:margin-left="0.101cm" fo:margin-right="0.101cm" fo:hyphenation-ladder-count="no-limit" fo:text-indent="0cm" style:auto-text-indent="false" style:page-number="auto" fo:background-color="#ffd320" fo:padding="0cm" fo:border="none" style:shadow="none"/>
      <style:text-properties fo:background-color="transparent" fo:hyphenate="false" fo:hyphenation-remain-char-count="2" fo:hyphenation-push-char-count="2"/>
    </style:style>
    <style:style style:name="Código" style:family="paragraph" style:parent-style-name="Resumen" style:master-page-name="">
      <loext:graphic-properties draw:fill="solid" draw:fill-color="#ccffcc"/>
      <style:paragraph-properties fo:margin-left="0.101cm" fo:margin-right="0.101cm" fo:margin-top="0.199cm" fo:margin-bottom="0.101cm" loext:contextual-spacing="true" fo:text-indent="0cm" style:auto-text-indent="false" style:page-number="auto" fo:background-color="#ccffcc" fo:padding="0cm" fo:border="none">
        <style:tab-stops>
          <style:tab-stop style:position="2.99cm" style:leader-style="solid" style:leader-text="-"/>
        </style:tab-stops>
      </style:paragraph-properties>
      <style:text-properties fo:color="#006600" style:font-name="Lucida Console" fo:font-family="'Lucida Console'" style:font-style-name="Normal" style:font-family-generic="modern" style:font-pitch="fixed" fo:font-size="11pt" fo:background-color="transparent"/>
    </style:style>
    <style:style style:name="Espaciador" style:family="paragraph" style:parent-style-name="Standard" style:master-page-name="">
      <loext:graphic-properties draw:fill="none" draw:fill-color="#7e0021"/>
      <style:paragraph-properties fo:margin-left="0cm" fo:margin-right="0cm" fo:margin-top="0cm" fo:margin-bottom="0cm" loext:contextual-spacing="true" fo:line-height="0.4cm" style:register-true="false" fo:text-indent="0cm" style:auto-text-indent="true" style:page-number="auto" fo:background-color="transparent" style:shadow="none" style:writing-mode="page"/>
      <style:text-properties style:use-window-font-color="true" fo:font-size="10pt" fo:font-weight="normal" fo:background-color="transparent"/>
    </style:style>
    <style:style style:name="vulgar" style:family="paragraph" style:parent-style-name="Text_20_body" style:master-page-name="">
      <loext:graphic-properties draw:fill="solid" draw:fill-color="#eeeeee"/>
      <style:paragraph-properties style:page-number="auto" fo:background-color="#eeeeee"/>
      <style:text-properties fo:background-color="transparent"/>
    </style:style>
    <style:style style:name="Titular_20_Centrado" style:display-name="Titular Centrado" style:family="paragraph" style:parent-style-name="Title">
      <style:paragraph-properties fo:text-align="center" style:justify-single-word="false" style:writing-mode="page"/>
    </style:style>
    <style:style style:name="_5f_Destacado" style:display-name="_Destacado" style:family="paragraph" style:parent-style-name="Text_20_body" style:auto-update="true" style:master-page-name="">
      <loext:graphic-properties draw:fill="solid" draw:fill-color="#eeeeee" draw:fill-image-name="Sky" draw:fill-image-width="0cm" draw:fill-image-height="0cm"/>
      <style:paragraph-properties fo:margin-left="0.101cm" fo:margin-right="0.101cm" fo:margin-top="0.101cm" fo:margin-bottom="0.101cm" loext:contextual-spacing="true" fo:text-indent="0cm" style:auto-text-indent="false" style:page-number="auto" fo:background-color="#eeeeee" fo:padding="0.3cm" fo:border-left="4.99pt solid #ff6600" fo:border-right="none" fo:border-top="none" fo:border-bottom="none" style:shadow="none" style:writing-mode="page"/>
      <style:text-properties fo:background-color="transparent"/>
    </style:style>
    <style:style style:name="_5f_Código" style:display-name="_Código" style:family="paragraph" style:parent-style-name="Text_20_body" style:auto-update="true" style:master-page-name="">
      <loext:graphic-properties draw:fill="solid" draw:fill-color="#eeeeee" draw:fill-image-width="0cm" draw:fill-image-height="0cm"/>
      <style:paragraph-properties fo:margin-left="0.101cm" fo:margin-right="0.101cm" fo:margin-top="0.199cm" fo:margin-bottom="0.101cm" loext:contextual-spacing="true" fo:text-indent="0cm" style:auto-text-indent="false" style:page-number="auto" fo:background-color="#eeeeee" fo:padding="0.3cm" fo:border-left="4.99pt solid #006600" fo:border-right="none" fo:border-top="none" fo:border-bottom="none" style:shadow="none" style:writing-mode="page">
        <style:tab-stops>
          <style:tab-stop style:position="2.99cm" style:leader-style="solid" style:leader-text="-"/>
        </style:tab-stops>
      </style:paragraph-properties>
      <style:text-properties fo:color="#336633" style:font-name="Source Code Pro" fo:font-family="'Source Code Pro'" style:font-style-name="Normal" style:font-family-generic="modern" style:font-pitch="fixed" fo:font-size="10.5pt" fo:background-color="transparent"/>
    </style:style>
    <style:style style:name="_5f_Texto_20_Inglés" style:display-name="_Texto Inglés" style:family="paragraph" style:parent-style-name="Text_20_body" style:auto-update="true" style:master-page-name="">
      <loext:graphic-properties draw:fill="solid" draw:fill-color="#ff99cc" draw:fill-image-width="0cm" draw:fill-image-height="0cm"/>
      <style:paragraph-properties fo:margin-left="0cm" fo:margin-right="0cm" fo:text-indent="0cm" style:auto-text-indent="false" style:page-number="auto" fo:background-color="#ff99cc" fo:padding="0.499cm" fo:border-left="1.76pt fine-dashed #ff00cc" fo:border-right="none" fo:border-top="none" fo:border-bottom="none" style:shadow="none" style:writing-mode="page">
        <style:tab-stops/>
      </style:paragraph-properties>
      <style:text-properties fo:language="zxx" fo:country="none" style:text-underline-style="none" fo:background-color="transparent" style:text-overline-style="none" style:text-overline-color="#ccff00"/>
    </style:style>
    <style:style style:name="_5f_Corregir" style:display-name="_Corregir" style:family="paragraph" style:parent-style-name="_5f_Texto_20_Inglés">
      <loext:graphic-properties draw:fill-color="#ff950e"/>
      <style:paragraph-properties fo:padding="0.499cm" fo:border-left="2.01pt fine-dashed #ff420e" fo:border-right="none" fo:border-top="none" fo:border-bottom="none" style:writing-mode="page"/>
    </style:style>
    <style:style style:name="_5f_Atajo_20_de_20_teclado" style:display-name="_Atajo de teclado" style:family="paragraph" style:parent-style-name="Text_20_body">
      <style:paragraph-properties style:shadow="none" style:writing-mode="page"/>
      <style:text-properties style:font-name="Arial" fo:font-family="Arial" style:font-style-name="Normal" style:font-family-generic="swiss" style:font-pitch="variable"/>
    </style:style>
    <style:style style:name="Strong_20_Emphasis" style:display-name="Strong Emphasis" style:family="text">
      <style:text-properties fo:font-style="normal" style:text-underline-style="solid" style:text-underline-width="bold" style:text-underline-color="font-color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_5f__5f_Estilo_20_Base">
      <style:text-properties fo:font-weight="bold" loext:shadow="none"/>
    </style:style>
    <style:style style:name="acronym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Titulo_20_de_20_Lista_20_o_20_enum" style:display-name="Titulo de Lista o enum" style:family="text" style:parent-style-name="Emphasis">
      <style:text-properties fo:color="#ff9900" style:text-underline-style="none" fo:font-weight="bold"/>
    </style:style>
    <style:style style:name="Cita_20_Autor" style:display-name="Cita Autor" style:family="text" style:parent-style-name="Citation">
      <style:text-properties fo:font-style="italic" fo:font-weight="bold"/>
    </style:style>
    <style:style style:name="Cursiva" style:family="text">
      <style:text-properties fo:font-style="italic"/>
    </style:style>
    <style:style style:name="Variable" style:family="text">
      <style:text-properties fo:font-style="italic" style:font-style-asian="italic" style:font-style-complex="italic"/>
    </style:style>
    <style:style style:name="_5f_Pestaña" style:display-name="_Pestaña" style:family="text" style:parent-style-name="_5f__5f_Estilo_20_Base">
      <style:text-properties loext:padding-left="0.101cm" loext:padding-right="0.101cm" loext:padding-top="0.101cm" loext:padding-bottom="0.15cm" loext:border-left="0.06pt solid #000000" loext:border-right="2.01pt solid #000000" loext:border-top="0.06pt solid #000000" loext:border-bottom="none" loext:shadow="none"/>
    </style:style>
    <style:style style:name="_5f_Boton" style:display-name="_Boton" style:family="text" style:parent-style-name="_5f__5f_Estilo_20_Base">
      <style:text-properties style:text-outline="false" fo:background-color="transparent" loext:padding="0.101cm" loext:border-left="0.06pt solid #000000" loext:border-right="0.99pt solid #000000" loext:border-top="0.06pt solid #000000" loext:border-bottom="0.99pt solid #000000" loext:shadow="none"/>
    </style:style>
    <style:style style:name="_5f_clase" style:display-name="_clase" style:family="text" style:parent-style-name="_5f__5f_Estilo_20_Base">
      <style:text-properties fo:color="#006600" fo:font-style="normal" style:text-underline-style="none" fo:font-weight="bold" fo:background-color="transparent" loext:padding="0cm" loext:border="none" loext:shadow="none"/>
    </style:style>
    <style:style style:name="_5f_Propiedad" style:display-name="_Propiedad" style:family="text" style:parent-style-name="_5f__5f_Estilo_20_Base">
      <style:text-properties fo:font-style="italic" style:text-underline-style="none" fo:font-weight="bold" loext:shadow="none"/>
    </style:style>
    <style:style style:name="_5f_Nombre" style:display-name="_Nombre" style:family="text" style:parent-style-name="_5f__5f_Estilo_20_Base">
      <style:text-properties fo:letter-spacing="0.018cm" style:text-underline-style="solid" style:text-underline-width="bold" style:text-underline-color="font-color" style:letter-kerning="true" fo:background-color="transparent" loext:shadow="none"/>
    </style:style>
    <style:style style:name="_5f_ruta_20_Menu" style:display-name="_ruta Menu" style:family="text" style:parent-style-name="_5f__5f_Estilo_20_Base">
      <style:text-properties fo:color="#00000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_5f_funcion" style:display-name="_funcion" style:family="text" style:parent-style-name="_5f__5f_Estilo_20_Base">
      <style:text-properties fo:color="#0066cc" fo:font-weight="bold" loext:shadow="none"/>
    </style:style>
    <style:style style:name="_5f_RutaFichero" style:display-name="_RutaFichero" style:family="text" style:parent-style-name="_5f__5f_Estilo_20_Base">
      <style:text-properties fo:font-style="italic" fo:background-color="#dddddd"/>
    </style:style>
    <style:style style:name="_5f_Marcado" style:display-name="_Marcado" style:family="text" style:parent-style-name="_5f__5f_Estilo_20_Base">
      <style:text-properties fo:background-color="#ffff99"/>
    </style:style>
    <style:style style:name="_5f__5f_Estilo_20_Base" style:display-name="__Estilo Base" style:family="text"/>
    <style:style style:name="_5f_Marcado_20_Destacado" style:display-name="_Marcado Destacado" style:family="text" style:parent-style-name="_5f_Marcado">
      <style:text-properties fo:font-weight="bold"/>
    </style:style>
    <style:style style:name="Graphics" style:family="graphic">
      <style:graphic-properties text:anchor-type="paragraph" svg:x="1cm" svg:y="0cm" fo:margin-left="0.199cm" fo:margin-right="0.199cm" fo:margin-top="0.199cm" fo:margin-bottom="0.199cm" style:wrap="none" style:vertical-pos="from-top" style:vertical-rel="paragraph-content" style:horizontal-pos="from-left" style:horizontal-rel="paragraph-content" style:shadow="none" draw:shadow-opacity="100%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n_20_Titulos" style:display-name="Numeración Ti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 " style:num-suffix=" " style:num-format="A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 " style:num-format="a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6" text:style-name="Bullet_20_Symbols" text:bullet-char="▪">
        <style:list-level-properties text:list-level-position-and-space-mode="label-alignment">
          <style:list-level-label-alignment text:label-followed-by="space"/>
        </style:list-level-properties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fo:font-family="StarSymbol" style:font-charset="x-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Lista_20_Sin_20_Sangrar" style:display-name="Lista Sin Sangrar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  <style:text-properties fo:font-family="StarSymbol" style:font-charset="x-symbol"/>
      </text:list-level-style-bullet>
    </text:list-style>
    <text:list-style style:name="Numeracion_20_Sin_20_Sangrar" style:display-name="Numeracion Sin Sangrar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101cm" fo:margin-right="0.1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0M23S</meta:editing-duration>
    <meta:editing-cycles>101</meta:editing-cycles>
    <meta:generator>LibreOffice/5.2.2.2$Windows_X86_64 LibreOffice_project/8f96e87c890bf8fa77463cd4b640a2312823f3ad</meta:generator>
    <dc:date>2017-10-18T18:36:19.514000000</dc:date>
    <meta:document-statistic meta:table-count="2" meta:image-count="0" meta:object-count="0" meta:page-count="1" meta:paragraph-count="171" meta:word-count="648" meta:character-count="4034" meta:non-whitespace-character-count="3556"/>
    <meta:user-defined meta:name="Info 1"/>
    <meta:user-defined meta:name="Info 2"/>
    <meta:user-defined meta:name="Info 3"/>
    <meta:user-defined meta:name="Info 4"/>
  </office:meta>
</office:document-meta>
</file>